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style style:name="P2" style:family="paragraph" style:parent-style-name="Standard">
      <style:text-properties style:font-name="Sans-serif" fo:font-size="9pt" fo:font-style="normal" fo:font-weight="bold" officeooo:rsid="0b5dbe29" officeooo:paragraph-rsid="0b5dbe29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style:font-name="Sans-serif" fo:font-size="9pt" fo:font-style="normal" fo:font-weight="bold" officeooo:rsid="0b63c1fa" officeooo:paragraph-rsid="0b63c1f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Sans-serif" fo:font-size="9pt" fo:font-style="normal" fo:font-weight="bold" officeooo:rsid="0b69eae8" officeooo:paragraph-rsid="0b69eae8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Sans-serif" fo:font-size="9pt" fo:font-style="normal" fo:font-weight="bold" officeooo:rsid="0b6f5e6a" officeooo:paragraph-rsid="0b6f5e6a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Sans-serif" fo:font-size="9pt" fo:font-style="normal" fo:font-weight="bold" officeooo:rsid="0b75e96e" officeooo:paragraph-rsid="0b75e96e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text-properties style:font-name="Sans-serif" fo:font-size="9pt" fo:font-style="normal" fo:font-weight="bold" officeooo:rsid="0b8eb984" officeooo:paragraph-rsid="0b8eb984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text-properties style:font-name="Sans-serif" fo:font-size="9pt" fo:font-style="normal" fo:font-weight="bold" officeooo:rsid="0b9a5237" officeooo:paragraph-rsid="0b9a5237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text-properties style:font-name="Sans-serif" fo:font-size="9pt" fo:font-style="normal" fo:font-weight="normal" officeooo:rsid="0b5f9952" officeooo:paragraph-rsid="0b5dbe29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Sans-serif" fo:font-size="9pt" fo:font-style="normal" fo:font-weight="normal" officeooo:rsid="0b614142" officeooo:paragraph-rsid="0b61414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Sans-serif" fo:font-size="9pt" fo:font-style="normal" fo:font-weight="normal" officeooo:rsid="0b71e9cc" officeooo:paragraph-rsid="0b6f5e6a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Sans-serif" fo:font-size="9pt" fo:font-style="normal" fo:font-weight="normal" officeooo:rsid="0b79bb64" officeooo:paragraph-rsid="0b75e96e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style:font-name="Sans-serif" fo:font-size="9pt" fo:font-style="normal" fo:font-weight="normal" officeooo:rsid="0b7d18bb" officeooo:paragraph-rsid="0b82fb6a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style:font-name="Sans-serif" fo:font-size="9pt" fo:font-style="normal" style:text-underline-style="none" fo:font-weight="normal" officeooo:rsid="0b86ce84" officeooo:paragraph-rsid="0b86ce84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Sans-serif" fo:font-size="9pt" fo:font-style="normal" fo:font-weight="bold" officeooo:rsid="0b69eae8" officeooo:paragraph-rsid="0b702d4a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text-properties style:font-name="Sans-serif" fo:font-size="9pt" fo:font-style="normal" fo:font-weight="bold" officeooo:rsid="0b614142" officeooo:paragraph-rsid="0b614142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text-properties style:font-name="Sans-serif" fo:font-size="9pt" fo:font-style="normal" fo:font-weight="bold" officeooo:rsid="0ba2e490" officeooo:paragraph-rsid="0ba2e490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text-properties style:font-name="Sans-serif" fo:font-size="9pt" fo:font-style="normal" fo:font-weight="bold" officeooo:rsid="0b86ce84" officeooo:paragraph-rsid="0b86ce84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Standard">
      <style:text-properties style:font-name="Sans-serif" fo:font-size="9pt" fo:font-style="normal" fo:font-weight="bold" officeooo:rsid="0bad8dbd" officeooo:paragraph-rsid="0bad8dbd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Standard">
      <style:text-properties style:font-name="Sans-serif" fo:font-size="9pt" fo:font-style="normal" fo:font-weight="normal" officeooo:rsid="0b614142" officeooo:paragraph-rsid="0b614142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b5f9952" style:font-weight-asian="normal" style:font-weight-complex="normal"/>
    </style:style>
    <style:style style:name="T3" style:family="text">
      <style:text-properties fo:font-weight="normal" officeooo:rsid="0b625210" style:font-weight-asian="normal" style:font-weight-complex="normal"/>
    </style:style>
    <style:style style:name="T4" style:family="text">
      <style:text-properties fo:font-weight="normal" officeooo:rsid="0b6310f0" style:font-weight-asian="normal" style:font-weight-complex="normal"/>
    </style:style>
    <style:style style:name="T5" style:family="text">
      <style:text-properties fo:font-weight="normal" officeooo:rsid="0b644174" style:font-weight-asian="normal" style:font-weight-complex="normal"/>
    </style:style>
    <style:style style:name="T6" style:family="text">
      <style:text-properties fo:font-weight="normal" officeooo:rsid="0b66dba7" style:font-weight-asian="normal" style:font-weight-complex="normal"/>
    </style:style>
    <style:style style:name="T7" style:family="text">
      <style:text-properties fo:font-weight="normal" officeooo:rsid="0b68b8f9" style:font-weight-asian="normal" style:font-weight-complex="normal"/>
    </style:style>
    <style:style style:name="T8" style:family="text">
      <style:text-properties fo:font-weight="normal" officeooo:rsid="0b6a2d93" style:font-weight-asian="normal" style:font-weight-complex="normal"/>
    </style:style>
    <style:style style:name="T9" style:family="text">
      <style:text-properties fo:font-weight="normal" officeooo:rsid="0b6aa0e4" style:font-weight-asian="normal" style:font-weight-complex="normal"/>
    </style:style>
    <style:style style:name="T10" style:family="text">
      <style:text-properties fo:font-weight="normal" officeooo:rsid="0b6ae684" style:font-weight-asian="normal" style:font-weight-complex="normal"/>
    </style:style>
    <style:style style:name="T11" style:family="text">
      <style:text-properties fo:font-weight="normal" officeooo:rsid="0b6e4392" style:font-weight-asian="normal" style:font-weight-complex="normal"/>
    </style:style>
    <style:style style:name="T12" style:family="text">
      <style:text-properties fo:font-weight="normal" officeooo:rsid="0b702d4a" style:font-weight-asian="normal" style:font-weight-complex="normal"/>
    </style:style>
    <style:style style:name="T13" style:family="text">
      <style:text-properties fo:font-weight="normal" officeooo:rsid="0b717091" style:font-weight-asian="normal" style:font-weight-complex="normal"/>
    </style:style>
    <style:style style:name="T14" style:family="text">
      <style:text-properties fo:font-weight="normal" officeooo:rsid="0b71e9cc" style:font-weight-asian="normal" style:font-weight-complex="normal"/>
    </style:style>
    <style:style style:name="T15" style:family="text">
      <style:text-properties fo:font-weight="normal" officeooo:rsid="0b7326a9" style:font-weight-asian="normal" style:font-weight-complex="normal"/>
    </style:style>
    <style:style style:name="T16" style:family="text">
      <style:text-properties fo:font-weight="normal" officeooo:rsid="0b753729" style:font-weight-asian="normal" style:font-weight-complex="normal"/>
    </style:style>
    <style:style style:name="T17" style:family="text">
      <style:text-properties fo:font-weight="normal" officeooo:rsid="0b776c1e" style:font-weight-asian="normal" style:font-weight-complex="normal"/>
    </style:style>
    <style:style style:name="T18" style:family="text">
      <style:text-properties fo:font-weight="normal" officeooo:rsid="0b78190b" style:font-weight-asian="normal" style:font-weight-complex="normal"/>
    </style:style>
    <style:style style:name="T19" style:family="text">
      <style:text-properties fo:font-weight="normal" officeooo:rsid="0b79bb64" style:font-weight-asian="normal" style:font-weight-complex="normal"/>
    </style:style>
    <style:style style:name="T20" style:family="text">
      <style:text-properties fo:font-weight="normal" officeooo:rsid="0b7d18bb" style:font-weight-asian="normal" style:font-weight-complex="normal"/>
    </style:style>
    <style:style style:name="T21" style:family="text">
      <style:text-properties fo:font-weight="normal" officeooo:rsid="0b8475cc" style:font-weight-asian="normal" style:font-weight-complex="normal"/>
    </style:style>
    <style:style style:name="T22" style:family="text">
      <style:text-properties fo:font-weight="normal" officeooo:rsid="0b85e663" style:font-weight-asian="normal" style:font-weight-complex="normal"/>
    </style:style>
    <style:style style:name="T23" style:family="text">
      <style:text-properties fo:font-weight="normal" officeooo:rsid="0b88cda1" style:font-weight-asian="normal" style:font-weight-complex="normal"/>
    </style:style>
    <style:style style:name="T24" style:family="text">
      <style:text-properties fo:font-weight="normal" officeooo:rsid="0b8a0fd7" style:font-weight-asian="normal" style:font-weight-complex="normal"/>
    </style:style>
    <style:style style:name="T25" style:family="text">
      <style:text-properties fo:font-weight="normal" officeooo:rsid="0b8a2090" style:font-weight-asian="normal" style:font-weight-complex="normal"/>
    </style:style>
    <style:style style:name="T26" style:family="text">
      <style:text-properties fo:font-weight="normal" officeooo:rsid="0b8c7c5b" style:font-weight-asian="normal" style:font-weight-complex="normal"/>
    </style:style>
    <style:style style:name="T27" style:family="text">
      <style:text-properties fo:font-weight="normal" officeooo:rsid="0b9bef52" style:font-weight-asian="normal" style:font-weight-complex="normal"/>
    </style:style>
    <style:style style:name="T28" style:family="text">
      <style:text-properties fo:font-weight="normal" officeooo:rsid="0b9d02aa" style:font-weight-asian="normal" style:font-weight-complex="normal"/>
    </style:style>
    <style:style style:name="T29" style:family="text">
      <style:text-properties fo:font-weight="normal" officeooo:rsid="0b9fe455" style:font-weight-asian="normal" style:font-weight-complex="normal"/>
    </style:style>
    <style:style style:name="T30" style:family="text">
      <style:text-properties fo:font-weight="normal" officeooo:rsid="0ba3d780" style:font-weight-asian="normal" style:font-weight-complex="normal"/>
    </style:style>
    <style:style style:name="T31" style:family="text">
      <style:text-properties fo:font-weight="normal" officeooo:rsid="0ba631b6" style:font-weight-asian="normal" style:font-weight-complex="normal"/>
    </style:style>
    <style:style style:name="T32" style:family="text">
      <style:text-properties fo:font-weight="normal" officeooo:rsid="0ba7f9b8" style:font-weight-asian="normal" style:font-weight-complex="normal"/>
    </style:style>
    <style:style style:name="T33" style:family="text">
      <style:text-properties fo:font-weight="normal" officeooo:rsid="0baef142" style:font-weight-asian="normal" style:font-weight-complex="normal"/>
    </style:style>
    <style:style style:name="T34" style:family="text">
      <style:text-properties fo:font-weight="normal" officeooo:rsid="0baffada" style:font-weight-asian="normal" style:font-weight-complex="normal"/>
    </style:style>
    <style:style style:name="T35" style:family="text">
      <style:text-properties fo:font-weight="normal" officeooo:rsid="0bb1acb8" style:font-weight-asian="normal" style:font-weight-complex="normal"/>
    </style:style>
    <style:style style:name="T36" style:family="text">
      <style:text-properties fo:font-weight="normal" officeooo:rsid="0bb2e8b2" style:font-weight-asian="normal" style:font-weight-complex="normal"/>
    </style:style>
    <style:style style:name="T37" style:family="text">
      <style:text-properties fo:font-weight="normal" officeooo:rsid="0bb4e385" style:font-weight-asian="normal" style:font-weight-complex="normal"/>
    </style:style>
    <style:style style:name="T38" style:family="text">
      <style:text-properties fo:font-style="italic" fo:font-weight="normal" officeooo:rsid="0b8475cc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officeooo:rsid="0b7d18bb" style:font-style-asian="italic" style:font-weight-asian="normal" style:font-style-complex="italic" style:font-weight-complex="normal"/>
    </style:style>
    <style:style style:name="T41" style:family="text">
      <style:text-properties officeooo:rsid="0b702d4a"/>
    </style:style>
    <style:style style:name="T42" style:family="text">
      <style:text-properties officeooo:rsid="0b742786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b7d18bb" style:font-weight-asian="normal" style:font-weight-complex="normal"/>
    </style:style>
    <style:style style:name="T46" style:family="text">
      <style:text-properties style:text-underline-style="none" fo:font-weight="normal" officeooo:rsid="0b7d9485" style:font-weight-asian="normal" style:font-weight-complex="normal"/>
    </style:style>
    <style:style style:name="T47" style:family="text">
      <style:text-properties style:text-underline-style="none" fo:font-weight="normal" officeooo:rsid="0b809e6a" style:font-weight-asian="normal" style:font-weight-complex="normal"/>
    </style:style>
    <style:style style:name="T48" style:family="text">
      <style:text-properties style:text-underline-style="none" fo:font-weight="normal" officeooo:rsid="0b811d61" style:font-weight-asian="normal" style:font-weight-complex="normal"/>
    </style:style>
    <style:style style:name="T49" style:family="text">
      <style:text-properties style:text-underline-style="none" fo:font-weight="normal" officeooo:rsid="076cbfaa" style:font-weight-asian="normal" style:font-weight-complex="normal"/>
    </style:style>
    <style:style style:name="T50" style:family="text">
      <style:text-properties style:text-underline-style="none" fo:font-weight="normal" officeooo:rsid="0b8ce401" style:font-weight-asian="normal" style:font-weight-complex="normal"/>
    </style:style>
    <style:style style:name="T51" style:family="text">
      <style:text-properties style:text-underline-style="none" fo:font-weight="normal" officeooo:rsid="0b9019fd" style:font-weight-asian="normal" style:font-weight-complex="normal"/>
    </style:style>
    <style:style style:name="T52" style:family="text">
      <style:text-properties style:text-underline-style="none" fo:font-weight="normal" officeooo:rsid="0b94d32f" style:font-weight-asian="normal" style:font-weight-complex="normal"/>
    </style:style>
    <style:style style:name="T53" style:family="text">
      <style:text-properties style:text-underline-style="none" fo:font-weight="normal" officeooo:rsid="0b984a93" style:font-weight-asian="normal" style:font-weight-complex="normal"/>
    </style:style>
    <style:style style:name="T54" style:family="text">
      <style:text-properties style:text-underline-style="none" fo:font-weight="normal" officeooo:rsid="0b98e77c" style:font-weight-asian="normal" style:font-weight-complex="normal"/>
    </style:style>
    <style:style style:name="T55" style:family="text">
      <style:text-properties style:text-underline-style="none" fo:font-weight="normal" officeooo:rsid="0baa9b70" style:font-weight-asian="normal" style:font-weight-complex="normal"/>
    </style:style>
    <style:style style:name="T56" style:family="text">
      <style:text-properties style:text-underline-style="none" fo:font-weight="normal" officeooo:rsid="0bac2f9a" style:font-weight-asian="normal" style:font-weight-complex="normal"/>
    </style:style>
    <style:style style:name="T57" style:family="text">
      <style:text-properties style:text-underline-style="none" fo:font-weight="normal" officeooo:rsid="0bae6159" style:font-weight-asian="normal" style:font-weight-complex="normal"/>
    </style:style>
    <style:style style:name="T58" style:family="text">
      <style:text-properties style:text-underline-style="none" officeooo:rsid="0b7d18bb"/>
    </style:style>
    <style:style style:name="T59" style:family="text">
      <style:text-properties style:text-underline-style="none" officeooo:rsid="0b809e6a"/>
    </style:style>
    <style:style style:name="T60" style:family="text">
      <style:text-properties style:text-underline-style="none" officeooo:rsid="0b811d61"/>
    </style:style>
    <style:style style:name="T61" style:family="text">
      <style:text-properties style:text-underline-style="none" officeooo:rsid="0b96dda3"/>
    </style:style>
    <style:style style:name="T62" style:family="text">
      <style:text-properties officeooo:rsid="0ba4d58b"/>
    </style:style>
    <style:style style:name="T6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baa9b7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o’s a designer? – <text:span text:style-name="T1">Anybody writing moves </text:span><text:span text:style-name="T9">for</text:span><text:span text:style-name="T8"> a Mutagen playbook.</text:span></text:p>
      <text:p text:style-name="P2"/>
      <text:p text:style-name="P16"><text:span text:style-name="T41">Why a designer playbook</text:span>? – <text:span text:style-name="T12">Well, see, I’m writing this. Me over here designing this thing you’re reading. This playbook serves as reminders </text:span><text:span text:style-name="T23">to me of what I’ve learned</text:span><text:span text:style-name="T12">. If you’re also a designer, </text:span><text:span text:style-name="T13">and you’re trying to fit in with the vibe of what I’ve already written, this might be useful for you too.</text:span></text:p>
      <text:p text:style-name="P2"/>
      <text:p text:style-name="P2">What’s Mutagen designed for? –<text:span text:style-name="T1"> With the Meta and Common playbooks as written, Mutagen is best for </text:span><text:span text:style-name="T3">cinematic</text:span><text:span text:style-name="T1"> games with powerful, </text:span><text:span text:style-name="T4">narratively-durable</text:span><text:span text:style-name="T1"> characters. </text:span><text:span text:style-name="T2">Mutagen excels when PCs gain lots of predefined powers over the course of play; when earning those powers is part of the fun.</text:span></text:p>
      <text:p text:style-name="P10"/>
      <text:p text:style-name="P3"><text:span text:style-name="T2">M</text:span><text:span text:style-name="T1">utagen is also designed to easily distill the mechanics of </text:span><text:span text:style-name="T11">another game</text:span><text:span text:style-name="T1"> </text:span><text:span text:style-name="T7">or the tropes of a genre</text:span><text:span text:style-name="T1"> </text:span><text:span text:style-name="T5">into a fiction-first system. </text:span><text:span text:style-name="T6">You can turn a</text:span><text:span text:style-name="T10">n archetype </text:span><text:span text:style-name="T6">into a playbook just by picking out the cool shit and writing some moves.</text:span></text:p>
      <text:p text:style-name="P10"/>
      <text:p text:style-name="P18">What does Mutagen maybe suck at? –<text:span text:style-name="T1"> Gritty simulation. </text:span><text:span text:style-name="T33">I prefer computers for games where I want complex factors applied dispassionately. </text:span><text:span text:style-name="T34">I think RPGs excel at telling stories rooted in narrative structure, </text:span><text:span text:style-name="T35">which computer games kinda suck at.</text:span></text:p>
      <text:p text:style-name="P18"><text:span text:style-name="T1"/></text:p>
      <text:p text:style-name="P19">Mutations – <text:span text:style-name="T1">A “mutation” is a self-complete customization and presentation of Mutagen for a particular game world. </text:span><text:span text:style-name="T30">It’s a “mod”, in other words, except this whole game is built out of mods. :)</text:span></text:p>
      <text:p text:style-name="P11"/>
      <text:p text:style-name="P19">If you’re in the core, write universally –<text:span text:style-name="T1"> </text:span><text:span text:style-name="T30">Don’t assume </text:span><text:span text:style-name="T31">specifics of the </text:span><text:span text:style-name="T30">PC</text:span><text:span text:style-name="T32">s</text:span><text:span text:style-name="T30"> or the world, write in terms of story and “universal” activities.</text:span></text:p>
      <text:p text:style-name="P11"/>
      <text:p text:style-name="P19">If you’re writing a <text:span text:style-name="T62">mutation</text:span>, don’t think about other games –<text:span text:style-name="T1"> If you’re writing a playbook for a game/setting, don’t think about other mutations. </text:span><text:span text:style-name="T30">If there’s no necromancers in your world, don’t worry about the undead. If somebody’s doing a crossover game, they can figure out how to square up shit between the different fictions.</text:span></text:p>
      <text:p text:style-name="P11"/>
      <text:p text:style-name="P9">Use the first person –<text:span text:style-name="T1"> I’m writing this game. If you’re mutating it, you’re writing that game, </text:span><text:span text:style-name="T27">and should use “I” where appropriate</text:span><text:span text:style-name="T1">. Just own it. </text:span><text:span text:style-name="T27">It helps with brevity </text:span><text:span text:style-name="T28">and honesty </text:span><text:span text:style-name="T36">and not sounding like a </text:span><text:span text:style-name="T37">prig.</text:span></text:p>
      <text:p text:style-name="P5"/>
      <text:p text:style-name="P5">Move <text:span text:style-name="T42">or Ability</text:span>? –<text:span text:style-name="T1"> At first glance, these might seem similar. </text:span><text:span text:style-name="T14">They’re both things </text:span><text:span text:style-name="T16">you </text:span><text:span text:style-name="T14">can do, right? But they’re kinda opposites </text:span><text:span text:style-name="T15">and </text:span><text:span text:style-name="T14">at best orthogonal.</text:span></text:p>
      <text:p text:style-name="P12"/>
      <text:p text:style-name="P6"><text:span text:style-name="T1">Every move </text:span><text:span text:style-name="T17">i</text:span><text:span text:style-name="T1">n your playbook presents a possibility to deal with a </text:span><text:span text:style-name="T18">different kind of </text:span><text:span text:style-name="T1">narrative problem. </text:span><text:span text:style-name="T19">Maybe that problem is “a bomb’s gonna go off” or maybe it’s “I want to have a fireball in my hand but I don’t currently have a fireball in my hand”, but a move might let you solve it.</text:span></text:p>
      <text:p text:style-name="P13"/>
      <text:p text:style-name="P7"><text:span text:style-name="T24">But f</text:span><text:span text:style-name="T1">or most moves, you’ll roll with an ability (± stuff). If you can’t use an ability you’ve actually bought, you’re rolling with -1. </text:span><text:span text:style-name="T24">And while the Common playbook abilities are </text:span><text:span text:style-name="T25">intentionally</text:span><text:span text:style-name="T24"> broad, they don’t </text:span><text:span text:style-name="T26">each </text:span><text:span text:style-name="T24">make sense in every situation.</text:span><text:span text:style-name="T1"> </text:span><text:span text:style-name="T21">Especially for </text:span><text:span text:style-name="T38">story moves</text:span><text:span text:style-name="T21">, which make up the bulk of moves in a game, this is a big deal.</text:span></text:p>
      <text:p text:style-name="P14"/>
      <text:p text:style-name="P7"><text:span text:style-name="T20">Yes, maybe you </text:span><text:span text:style-name="T22">wrangle for</text:span><text:span text:style-name="T20"> </text:span><text:span text:style-name="T29">L</text:span><text:span text:style-name="T20">imited </text:span><text:span text:style-name="T29">Ef</text:span><text:span text:style-name="T20">fect to roll with</text:span><text:span text:style-name="T45"> </text:span><text:span text:style-name="T58">kung fu</text:span><text:span text:style-name="T45"> to </text:span><text:span text:style-name="T40">go apeshit</text:span><text:span text:style-name="T45"> on the bomb </text:span><text:span text:style-name="T46">(</text:span><text:span text:style-name="T45">without killing everybody</text:span><text:span text:style-name="T46">)</text:span><text:span text:style-name="T45">. </text:span><text:span text:style-name="T47">But nothing in the description of </text:span><text:span text:style-name="T59">kung fu</text:span><text:span text:style-name="T47"> implies it lets you throw fireballs, </text:span><text:span text:style-name="T48">so if lack of fireballs is your problem, you’re SOL. </text:span><text:span text:style-name="T50">You need the move to expand your options.</text:span></text:p>
      <text:p text:style-name="P7"><text:span text:style-name="T50"/></text:p>
      <text:p text:style-name="P20"><text:span text:style-name="T60">M</text:span><text:span text:style-name="T43">ake Resources positive – </text:span><text:span text:style-name="T44">When you want to track a resource </text:span><text:span text:style-name="T54">with points</text:span><text:span text:style-name="T44">, make filling </text:span><text:span text:style-name="T49">▢ </text:span><text:span text:style-name="T44">a good thing and erasing them a bad thing. </text:span><text:span text:style-name="T55">At the </text:span><text:span text:style-name="T64">very</text:span><text:span text:style-name="T55"> least, make sure that “restore/gain/heal” and “spend/lose” don’t get mixed up. This is especially a problem if you track something like “Damage”, where </text:span><text:span text:style-name="T56">phrases like </text:span><text:span text:style-name="T55">“restoring Damage” </text:span><text:span text:style-name="T56">become </text:span><text:span text:style-name="T55">ambiguous.</text:span></text:p>
      <text:p text:style-name="P20"><text:span text:style-name="T55"/></text:p>
      <text:p text:style-name="P21"><text:span text:style-name="T55">T</text:span><text:span text:style-name="T44">his is why Harm is transformed to </text:span><text:span text:style-name="T57">lost</text:span><text:span text:style-name="T44"> Health via the move </text:span><text:span text:style-name="T39">take harm.</text:span><text:span text:style-name="T44"> Tracking harm directly would require explaining that for this resource “restore” actually means to </text:span><text:span text:style-name="T63">erase</text:span><text:span text:style-name="T44"> a box, and would invert generic mechanical abilities that might say “Choose </text:span><text:span text:style-name="T57">a</text:span><text:span text:style-name="T44"> resource of yours </text:span><text:span text:style-name="T57">and spend 1 point of it</text:span><text:span text:style-name="T44">.”</text:span></text:p>
      <text:p text:style-name="P15"/>
      <text:p text:style-name="P8"><text:span text:style-name="T61">Mind the columns</text:span><text:span text:style-name="T43"> – </text:span><text:span text:style-name="T44">Don’t drag on. </text:span><text:span text:style-name="T51">Unless illustrious complexity is the appeal of an archetype, limit a playbook to 2 pages. </text:span><text:span text:style-name="T52">Shoot for 1 page. </text:span><text:span text:style-name="T53">Use the columns for organiz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er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10:27:21.653091682</dc:date>
    <meta:editing-duration>P6DT22H3M59S</meta:editing-duration>
    <meta:editing-cycles>2623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7" meta:word-count="667" meta:character-count="3889" meta:non-whitespace-character-count="3228"/>
  </office:meta>
</office:document-meta>
</file>